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16a69b" officeooo:paragraph-rsid="0016a6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ddcspp application is a pictures, videos, sounds and texts files sharing plat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3:55:17.904739590</meta:creation-date>
    <dc:date>2016-11-16T14:01:30.750657151</dc:date>
    <meta:editing-duration>PT6M13S</meta:editing-duration>
    <meta:editing-cycles>1</meta:editing-cycles>
    <meta:document-statistic meta:table-count="0" meta:image-count="0" meta:object-count="0" meta:page-count="1" meta:paragraph-count="1" meta:word-count="13" meta:character-count="86" meta:non-whitespace-character-count="73"/>
    <meta:generator>LibreOffice/5.1.4.2$Linux_X86_64 LibreOffice_project/10m0$Build-2</meta:generator>
  </office:meta>
</office:document-meta>
</file>